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4" style:parent-style-name="Normal" style:family="paragraph">
      <style:text-properties fo:color="#4472C4"/>
    </style:style>
    <style:style style:name="P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7" style:parent-style-name="Standard" style:family="paragraph">
      <style:paragraph-properties fo:margin-bottom="0in" fo:line-height="100%"/>
      <style:text-properties fo:color="#4472C4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P10" style:parent-style-name="Standard" style:family="paragraph">
      <style:paragraph-properties fo:margin-bottom="0in" fo:line-height="100%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6" style:parent-style-name="Standard" style:family="paragraph">
      <style:paragraph-properties fo:margin-bottom="0in" fo:line-height="100%"/>
      <style:text-properties fo:color="#4472C4"/>
    </style:style>
    <style:style style:name="P17" style:parent-style-name="Standard" style:family="paragraph">
      <style:paragraph-properties fo:margin-bottom="0in" fo:line-height="100%"/>
      <style:text-properties fo:color="#4472C4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  <style:text-properties style:font-name="Helvetica" style:font-name-complex="Helvetica" fo:color="#425486" fo:background-color="#F8FBFE"/>
    </style:style>
    <style:style style:name="P28" style:parent-style-name="Standard" style:family="paragraph">
      <style:paragraph-properties fo:margin-bottom="0in" fo:line-height="100%"/>
      <style:text-properties style:font-name="Helvetica" style:font-name-complex="Helvetica" fo:color="#425486" fo:background-color="#F8FBFE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style:font-weight-complex="bold" fo:color="#4472C4"/>
    </style:style>
    <style:style style:name="P37" style:parent-style-name="Standard" style:family="paragraph">
      <style:paragraph-properties fo:margin-bottom="0in" fo:line-height="100%"/>
    </style:style>
    <style:style style:name="T38" style:parent-style-name="Fuentedepárrafopredeter." style:family="text">
      <style:text-properties fo:font-weight="bold" style:font-weight-asian="bold" style:font-weight-complex="bold" fo:color="#4472C4"/>
    </style:style>
    <style:style style:name="T39" style:parent-style-name="Fuentedepárrafopredeter." style:family="text">
      <style:text-properties style:font-name="Arial" style:font-name-complex="Arial" fo:color="#4472C4" fo:font-size="10.5pt" style:font-size-asian="10.5pt" style:font-size-complex="10.5pt" fo:background-color="#FFFFFF"/>
    </style:style>
    <style:style style:name="T40" style:parent-style-name="Fuentedepárrafopredeter." style:family="text">
      <style:text-properties fo:color="#4472C4"/>
    </style:style>
    <style:style style:name="T41" style:parent-style-name="Fuentedepárrafopredeter." style:family="text">
      <style:text-properties fo:color="#4472C4"/>
    </style:style>
    <style:style style:name="T42" style:parent-style-name="Fuentedepárrafopredeter." style:family="text">
      <style:text-properties fo:color="#4472C4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2" style:parent-style-name="Standard" style:family="paragraph">
      <style:paragraph-properties fo:margin-bottom="0in" fo:line-height="100%"/>
    </style:style>
    <style:style style:name="T53" style:parent-style-name="Fuentedepárrafopredeter." style:family="text">
      <style:text-properties fo:font-weight="bold" style:font-weight-asian="bold" style:font-weight-complex="bold" fo:color="#4472C4"/>
    </style:style>
    <style:style style:name="T54" style:parent-style-name="Fuentedepárrafopredeter." style:family="text">
      <style:text-properties fo:color="#4472C4" style:letter-kerning="false"/>
    </style:style>
    <style:style style:name="P55" style:parent-style-name="Standard" style:family="paragraph">
      <style:paragraph-properties fo:margin-bottom="0in" fo:line-height="100%"/>
      <style:text-properties style:letter-kerning="false"/>
    </style:style>
    <style:style style:name="P56" style:parent-style-name="Standard" style:family="paragraph">
      <style:paragraph-properties fo:margin-bottom="0in" fo:line-height="100%"/>
      <style:text-properties style:letter-kerning="false"/>
    </style:style>
    <style:style style:name="P57" style:parent-style-name="Standard" style:family="paragraph">
      <style:paragraph-properties fo:margin-bottom="0in" fo:line-height="100%"/>
      <style:text-properties style:letter-kerning="false"/>
    </style:style>
    <style:style style:name="P58" style:parent-style-name="Standard" style:family="paragraph">
      <style:paragraph-properties fo:margin-bottom="0in" fo:line-height="100%"/>
      <style:text-properties style:letter-kerning="false"/>
    </style:style>
    <style:style style:name="P59" style:parent-style-name="Standard" style:family="paragraph">
      <style:paragraph-properties fo:margin-bottom="0in" fo:line-height="100%"/>
      <style:text-properties style:letter-kerning="false"/>
    </style:style>
    <style:style style:name="P60" style:parent-style-name="Standard" style:family="paragraph">
      <style:paragraph-properties fo:margin-bottom="0in" fo:line-height="100%"/>
      <style:text-properties style:letter-kerning="false"/>
    </style:style>
    <style:style style:name="P61" style:parent-style-name="Standard" style:family="paragraph">
      <style:paragraph-properties fo:margin-bottom="0in" fo:line-height="100%"/>
      <style:text-properties style:letter-kerning="false"/>
    </style:style>
    <style:style style:name="P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4" style:parent-style-name="Standard" style:family="paragraph">
      <style:paragraph-properties fo:margin-bottom="0in" fo:line-height="100%"/>
      <style:text-properties fo:color="#4472C4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6" style:parent-style-name="Standard" style:family="paragraph">
      <style:paragraph-properties fo:margin-bottom="0in" fo:line-height="100%"/>
    </style:style>
    <style:style style:name="P67" style:parent-style-name="Standard" style:family="paragraph">
      <style:paragraph-properties fo:margin-bottom="0in" fo:line-height="100%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P69" style:parent-style-name="Standard" style:family="paragraph">
      <style:paragraph-properties fo:margin-bottom="0in" fo:line-height="100%"/>
      <style:text-properties fo:language="en" fo:country="US"/>
    </style:style>
    <style:style style:name="P70" style:parent-style-name="Standard" style:family="paragraph">
      <style:paragraph-properties fo:margin-bottom="0in" fo:line-height="100%"/>
      <style:text-properties fo:language="en" fo:country="US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T75" style:parent-style-name="Fuentedepárrafopredeter." style:family="text">
      <style:text-properties fo:color="#4472C4"/>
    </style:style>
    <style:style style:name="P76" style:parent-style-name="Standard" style:family="paragraph">
      <style:paragraph-properties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P7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Standard" style:family="paragraph">
      <style:paragraph-properties fo:margin-bottom="0in" fo:line-height="100%"/>
      <style:text-properties fo:color="#4472C4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P90" style:parent-style-name="Standard" style:family="paragraph">
      <style:paragraph-properties fo:margin-bottom="0in" fo:line-height="100%"/>
    </style:style>
    <style:style style:name="P91" style:parent-style-name="Standard" style:family="paragraph">
      <style:paragraph-properties fo:margin-bottom="0in" fo:line-height="100%"/>
    </style:style>
    <style:style style:name="P9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</style:style>
    <style:style style:name="T95" style:parent-style-name="Fuentedepárrafopredeter." style:family="text">
      <style:text-properties fo:color="#4472C4"/>
    </style:style>
    <style:style style:name="P96" style:parent-style-name="Standard" style:family="paragraph">
      <style:paragraph-properties fo:margin-bottom="0in" fo:line-height="100%"/>
    </style:style>
    <style:style style:name="P97" style:parent-style-name="Standard" style:family="paragraph">
      <style:paragraph-properties fo:margin-bottom="0in" fo:line-height="100%"/>
    </style:style>
    <style:style style:name="P98" style:parent-style-name="Standard" style:family="paragraph">
      <style:paragraph-properties fo:margin-bottom="0in" fo:line-height="100%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 text:c="26"/>Preguntas para kahoot<text:s/></text:p>
      <text:p text:style-name="P2">Kahoot_conectores_NaiaraOlmos.pdf</text:p>
      <text:p text:style-name="P3">1 En que usos se caracteriza el conectador VGA(Video Graphics Array)</text:p>
      <text:p text:style-name="P4">*Es un conector que sirve para conectar pantallas y dispositivos analógicos</text:p>
      <text:p text:style-name="Normal">*Es un conector que sirve para<text:s/>conectar dispositivos de almacenamiento de datos<text:s/></text:p>
      <text:p text:style-name="Normal">*Es un conector que sirve para conectar pantallas y cámaras</text:p>
      <text:p text:style-name="Normal">*Es un conector que sirve para intercambiar datos de video y audio</text:p>
      <text:p text:style-name="P5">2 El conector DVI 24+5(Digital Visual Interface) es:</text:p>
      <text:p text:style-name="P6"><text:s text:c="2"/></text:p>
      <text:p text:style-name="P7">*Analógico y digital eléctrico</text:p>
      <text:p text:style-name="P8"/>
      <text:p text:style-name="P9">*Analógico y binario eléctrico</text:p>
      <text:p text:style-name="P10"/>
      <text:p text:style-name="P11">*Analógico y transportador eléctrico</text:p>
      <text:p text:style-name="P12"/>
      <text:p text:style-name="P13">*Digital y binario eléctrico</text:p>
      <text:p text:style-name="P14"/>
      <text:p text:style-name="P15">3 ¿Qué tipo de información tiene Display Port?</text:p>
      <text:p text:style-name="P16"/>
      <text:p text:style-name="P17">Audio y video de señal digital</text:p>
      <text:p text:style-name="P18"/>
      <text:p text:style-name="P19">Audio y almacenamiento de datos</text:p>
      <text:p text:style-name="P20"/>
      <text:p text:style-name="P21">Video y red de<text:s/>comunicación</text:p>
      <text:p text:style-name="P22"/>
      <text:p text:style-name="P23">Video y señal analógica<text:s/></text:p>
      <text:p text:style-name="P24"/>
      <text:p text:style-name="P25">4 ¿Cuál es la función del conector HDMI?</text:p>
      <text:p text:style-name="P26"/>
      <text:p text:style-name="P27">*Es la de transmitir audio y vídeo entre dos dispositivos</text:p>
      <text:p text:style-name="P28"/>
      <text:p text:style-name="P29">*Es la de transmitir audio y memoria entre dos dispositivos<text:s/></text:p>
      <text:p text:style-name="P30"/>
      <text:p text:style-name="P31">*Es la de compartir las señales de video entre dos dispositivos</text:p>
      <text:p text:style-name="P32"/>
      <text:p text:style-name="P33">*Es la de transmitir audio y vídeo solo en un dispositivo</text:p>
      <text:p text:style-name="P34"/>
      <text:p text:style-name="P35">5 Elige la opción que defina al conector RCA <text:s text:c="5"/>FOTO</text:p>
      <text:p text:style-name="P36"/>
      <text:p text:style-name="P37"><text:span text:style-name="T38">*</text:span><text:span text:style-name="T39"><text:s/> </text:span><text:span text:style-name="T40">es un tipo de </text:span><text:a office:title="Conector" xlink:href="https://es.wikipedia.org/wiki/Conector" office:target-frame-name="_top" xlink:show="replace"><text:span text:style-name="T41">conector</text:span></text:a><text:span text:style-name="T42"> eléctrico muy utilizado en el audiovisual</text:span></text:p>
      <text:p text:style-name="P43"/>
      <text:p text:style-name="P44">*Es un tipo de conector digital eléctrico común en el audio visual</text:p>
      <text:p text:style-name="P45"/>
      <text:p text:style-name="P46">*Es un tipo de conector físico binario muy común en el audio<text:s/>visual</text:p>
      <text:p text:style-name="P47"/>
      <text:p text:style-name="P48">*Es un tipo de conector digital, eléctrico muy común en audiovisual</text:p>
      <text:p text:style-name="P49"/>
      <text:soft-page-break/>
      <text:p text:style-name="P50">6 ¿A quién está empezando a sustituir el conector Display Port?</text:p>
      <text:p text:style-name="P51"><text:s/></text:p>
      <text:p text:style-name="P52"><text:span text:style-name="T53">*</text:span><text:span text:style-name="T54"><text:s/>Empieza a sustituir al VGA y al DVI</text:span></text:p>
      <text:p text:style-name="P55"/>
      <text:p text:style-name="P56">*Empieza a sustituir al S video y al Euro conector</text:p>
      <text:p text:style-name="P57"/>
      <text:p text:style-name="P58">*Empieza a sustituir al DIN</text:p>
      <text:p text:style-name="P59"/>
      <text:p text:style-name="P60">*Todas son correctas</text:p>
      <text:p text:style-name="P61"/>
      <text:p text:style-name="P62">7 ¿Cuantos pines y tamaño tienen este conector VGA Hembra?FOTO</text:p>
      <text:p text:style-name="P63"><text:s/></text:p>
      <text:p text:style-name="P64">*D-E 15 F PINES FEMENINO</text:p>
      <text:p text:style-name="P65"/>
      <text:p text:style-name="P66">*D-A 15 F PINES MACHO</text:p>
      <text:p text:style-name="P67"/>
      <text:p text:style-name="P68">*D-F 18 F PINES FEMENINO</text:p>
      <text:p text:style-name="P69"/>
      <text:p text:style-name="P70">*D-A 16 F PINE FEMENINO</text:p>
      <text:p text:style-name="P71"/>
      <text:p text:style-name="P72">8 ¿Qué tipo de información conduce cada clase de conector (color)? FOTO</text:p>
      <text:p text:style-name="P73"><text:s/></text:p>
      <text:p text:style-name="P74"><text:span text:style-name="T75"><text:s/>*Amarillo señal de video, rojo señal de audio, blanco para el canal izquierdo</text:span></text:p>
      <text:p text:style-name="P76"><text:s/></text:p>
      <text:p text:style-name="P77">*Amarillo señal de audio, rojo señal de video, blanco para el canal izquierdo</text:p>
      <text:p text:style-name="P78"/>
      <text:p text:style-name="P79">*Amarillo para el canal izquierdo, rojo señal de video, blanco señal de audio</text:p>
      <text:p text:style-name="P80"/>
      <text:p text:style-name="P81">*Amarillo señal de datos, rojo señal analógica, blanco para audio</text:p>
      <text:p text:style-name="P82"/>
      <text:p text:style-name="P83">9. la señal de los conectores HDIM son: <text:s text:c="2"/>FOTO</text:p>
      <text:p text:style-name="P84">*Analógica, eléctrica y video</text:p>
      <text:p text:style-name="P85"/>
      <text:p text:style-name="P86"><text:s/>*Digital, eléctrica y Audio y video</text:p>
      <text:p text:style-name="P87"/>
      <text:p text:style-name="P88">*Digital, óptica y audio y video</text:p>
      <text:p text:style-name="P89"><text:s/></text:p>
      <text:p text:style-name="P90">*Analogía, eléctrica y Audio y<text:s/>video</text:p>
      <text:p text:style-name="P91"/>
      <text:p text:style-name="P92">10. <text:s/>Se diferencia el conector VGA del DVI 24+5 en que: FOTO</text:p>
      <text:p text:style-name="P93"/>
      <text:p text:style-name="P94"> *<text:span text:style-name="T95">Envía señales de video a un dispositivo digital</text:span></text:p>
      <text:p text:style-name="P96"/>
      <text:p text:style-name="P97">*Comparte señales de audio y video a un dispositivo digital</text:p>
      <text:p text:style-name="P98"/>
      <text:p text:style-name="P99">*Envía señales de audio visuales a un dispositivo digital</text:p>
      <text:p text:style-name="P100"/>
      <text:p text:style-name="P101">*Comparte señales digitales de video a un proyect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-asian="SimSun" style:font-name-complex="Tahoma" style:letter-kerning="true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0-12-06T19:51:00Z</meta:creation-date>
    <dc:date>2020-12-06T21:26:00Z</dc:date>
    <meta:template xlink:href="Normal" xlink:type="simple"/>
    <meta:editing-cycles>3</meta:editing-cycles>
    <meta:editing-duration>PT4620S</meta:editing-duration>
    <meta:document-statistic meta:page-count="2" meta:paragraph-count="5" meta:word-count="416" meta:character-count="2702" meta:row-count="19" meta:non-whitespace-character-count="2291"/>
  </office:meta>
</office:document-meta>
</file>